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antic web tools</text:p>
      <text:p text:style-name="P1"/>
      <text:p text:style-name="P4"><text:a xlink:type="simple" xlink:href="http://semanticweb.org/wiki/Tools">http://semanticweb.org/wiki/Tools</text:a> – přehled aktuálně dostupných nástrojů (duben 2012)</text:p>
      <text:p text:style-name="P2"/>
      <text:p text:style-name="P5">RDF Store tools</text:p>
      <text:p text:style-name="P2"/>
      <text:p text:style-name="P2"/>
      <text:p text:style-name="P2">3store<text:span text:style-name="T1"> – přístup k RDF datům skrze RDQL + SPARQL po http/cmd/C API</text:span></text:p>
      <text:p text:style-name="P2"><text:span text:style-name="T1"><text:s text:c="12"/>- založené na MySQL (jako store), posledná release 2006</text:span></text:p>
      <text:p text:style-name="P2"><text:span text:style-name="T1"><text:tab/>- RDF browser</text:span></text:p>
      <text:list xml:id="list31142416" text:style-name="L2">
        <text:list-item>
          <text:list>
            <text:list-header>
              <text:p text:style-name="P3"><text:span text:style-name="T1"/></text:p>
            </text:list-header>
          </text:list>
        </text:list-item>
      </text:list>
      <text:p text:style-name="P2">4store<text:span text:style-name="T1"> – release 2011, prý tisíce uživatelů</text:span></text:p>
      <text:p text:style-name="P2"><text:span text:style-name="T1"><text:tab/>- DB storage+query engine, spíše čisté RDF bez dalších features sémantického webu</text:span></text:p>
      <text:p text:style-name="P2"><text:span text:style-name="T1"><text:tab/>- primárně pro Linux, v ANSI C, HTTP SPARQL server</text:span></text:p>
      <text:p text:style-name="P2"><text:span text:style-name="T1"><text:tab/>- 4store-java-client (ale není JDBC)</text:span></text:p>
      <text:p text:style-name="P2"/>
      <text:p text:style-name="P2">AllegroGraph –<text:span text:style-name="T1"> určeno primárně pro social</text:span></text:p>
      <text:p text:style-name="P2"><text:span text:style-name="T1"><text:tab/><text:tab/> <text:s/>- SPARQL a RDFS++(??) dotazování, jen placená verze</text:span></text:p>
      <text:p text:style-name="P2"><text:span text:style-name="T1"><text:tab/><text:tab/> <text:s/>- JENA /SESAME API pro přístup (+ další) jako REST služba</text:span></text:p>
      <text:p text:style-name="P2"><text:span text:style-name="T1"><text:tab/><text:tab/> <text:s/>- JS interface (asi pro prohlížení), 2012</text:span></text:p>
      <text:p text:style-name="P2"><text:span text:style-name="T1"><text:tab/><text:tab/> <text:s/></text:span></text:p>
      <text:p text:style-name="P2">Anzo<text:span text:style-name="T1"> – 2011, placené, Anzo Data Collaboration server – má i Java API</text:span></text:p>
      <text:p text:style-name="P2"><text:span text:style-name="T1"><text:s text:c="11"/>- spíše kompletní nástroj včeně GUI než datový store</text:span></text:p>
      <text:p text:style-name="P2"/>
      <text:p text:style-name="P2"><text:span text:style-name="T1"/></text:p>
      <text:p text:style-name="P2">ARC2<text:span text:style-name="T1"> – free, jednoduchý RDF store, MySQL jako store, API jen pro PHP</text:span></text:p>
      <text:p text:style-name="P2"><text:span text:style-name="T1"/></text:p>
      <text:p text:style-name="P2">Bigdata<text:span text:style-name="T1"> – zaměřeno jako distribuovaná databáze – orientace na velká data a výkon</text:span></text:p>
      <text:p text:style-name="P2"><text:span text:style-name="T1"><text:s text:c="15"/>- ukládání RDF, reasoner pro RDFS a částečně OWL<text:tab/><text:tab/></text:span></text:p>
      <text:p text:style-name="P2"><text:span text:style-name="T1"><text:tab/> <text:s text:c="2"/>- Sesame API, žádné JDBC</text:span></text:p>
      <text:p text:style-name="P2"><text:span text:style-name="T1"/></text:p>
      <text:p text:style-name="P2">HyperGraphDB<text:span text:style-name="T1"> – BerkleyDb database, Java, directed hypergraph (hyperhrany – více než 1 hodn.)</text:span></text:p>
      <text:p text:style-name="P2"><text:span text:style-name="T1"><text:s text:c="30"/>- určeno pro OOP/Grafové databáze – N-ární hrany (sémantika pro RDF?)</text:span></text:p>
      <text:p text:style-name="P2"><text:span text:style-name="T1"><text:tab/><text:tab/> <text:s text:c="6"/>- Sesame API, JSON API ?, plná implementace OWL2</text:span></text:p>
      <text:p text:style-name="P2"><text:span text:style-name="T1"/></text:p>
      <text:p text:style-name="P2">Jena – <text:span text:style-name="T1">známe, proč je zařazen mezi STORE ?</text:span></text:p>
      <text:p text:style-name="P2"/>
      <text:p text:style-name="P2">Jena .NET<text:span text:style-name="T1"> – to samé pro .NET</text:span></text:p>
      <text:p text:style-name="P2"><text:span text:style-name="T1"/></text:p>
      <text:p text:style-name="P2">Longwell<text:span text:style-name="T1"> – poslední 2007, ne store, ale faceted browser(vícedimenzionální klasifikace dat) – </text:span></text:p>
      <text:p text:style-name="P2"><text:span text:style-name="T1"><text:s text:c="20"/>prohlížení dat sdružovaných do bloků ve více rozměrech (druh, materiál, cena...)</text:span></text:p>
      <text:p text:style-name="P2"><text:span text:style-name="T1"/></text:p>
      <text:p text:style-name="P2">Mulgara –<text:span text:style-name="T1"> RDF databáze (psaná v Javě), web gui, SPARQL skrze http, TQL (kompletní CRUD </text:span></text:p>
      <text:p text:style-name="P2"><text:span text:style-name="T1"><text:s text:c="19"/>operace skrze cmd příkazy) také http (obojí REST)</text:span></text:p>
      <text:p text:style-name="P2"><text:span text:style-name="T1"><text:s text:c="16"/>- Java API ano, ale bez JDBC</text:span></text:p>
      <text:p text:style-name="P2"><text:span text:style-name="T1"/></text:p>
      <text:p text:style-name="P2">OpenSaharaSesame<text:span text:style-name="T1"> – rozšíření Sesame, určené pro ukládání „zeměpisně prostorových dat“ </text:span></text:p>
      <text:p text:style-name="P2"><text:span text:style-name="T1"><text:tab/><text:tab/> <text:tab/> - má význam spíše pro social develop </text:span></text:p>
      <text:p text:style-name="P2"><text:span text:style-name="T1"/></text:p>
      <text:p text:style-name="P2">OWLIM<text:span text:style-name="T1"> – RDF store pro velká data, Sesame openRDF API (preferované), SPARQL, JENA API,</text:span></text:p>
      <text:p text:style-name="P2"><text:span text:style-name="T1"><text:s text:c="19"/>ORDI (Ontology Representation and Data Integration)</text:span></text:p>
      <text:p text:style-name="P2"><text:span text:style-name="T1"/></text:p>
      <text:p text:style-name="P2"><text:soft-page-break/><text:span text:style-name="T1"><text:tab/><text:tab/>ORDI – middleware Java framework pro zápis dat resp. ontologií prostřednictvím </text:span></text:p>
      <text:p text:style-name="P2"><text:span text:style-name="T1"><text:s text:c="37"/>RDF trojic (odstínění práce se triplety), nabízí základní pojmy a datové </text:span></text:p>
      <text:p text:style-name="P2"><text:span text:style-name="T1"><text:s text:c="37"/>strukutury, které jsou použité jako ontologie či pro reprezentaci dat</text:span></text:p>
      <text:p text:style-name="P2"><text:span text:style-name="T1"/></text:p>
      <text:p text:style-name="P2"><text:span text:style-name="T1"><text:tab/> <text:s text:c="3"/>- pravděpodobně dobrá kompatibilita při migraci dat (Jena, Sesame)</text:span></text:p>
      <text:p text:style-name="P2"><text:span text:style-name="T1"/></text:p>
      <text:p text:style-name="P2">RAP<text:span text:style-name="T1"> – RDF API pro PHP, jako u ARC</text:span></text:p>
      <text:p text:style-name="P2"><text:span text:style-name="T1"/></text:p>
      <text:p text:style-name="P2">RDFBroker<text:span text:style-name="T1"> – RDF data ukládáná do relační DB, hodně primitvní nástroj, poslední úpravy před 4 </text:span></text:p>
      <text:p text:style-name="P2"><text:span text:style-name="T1"><text:s text:c="24"/>mi roky, nejasné API (Java), minimum informací</text:span></text:p>
      <text:p text:style-name="P2"><text:span text:style-name="T1"/></text:p>
      <text:p text:style-name="P2">RDFLib –<text:span text:style-name="T1"> pro Python</text:span></text:p>
      <text:p text:style-name="P2"><text:span text:style-name="T1"/></text:p>
      <text:p text:style-name="P2">Redland -<text:span text:style-name="T1">Perl, PHP, Python and Ruby, RDF ukládané do relační DB</text:span></text:p>
      <text:p text:style-name="P2"><text:span text:style-name="T1"/></text:p>
      <text:p text:style-name="P2">RedStore<text:span text:style-name="T1"> – založený na Redland, nabízí navíc HTTP server pro SPARQL dotazování</text:span></text:p>
      <text:p text:style-name="P2"><text:span text:style-name="T1"/></text:p>
      <text:p text:style-name="P2">SemWeb-DotNet<text:span text:style-name="T1"> – pro .NET</text:span></text:p>
      <text:p text:style-name="P2"><text:span text:style-name="T1"/></text:p>
      <text:p text:style-name="P2">Sesame<text:span text:style-name="T1"> – základ pro mnoho dalších nástrojů, čisté RDF, Java API, možnosti migrace, v zásadě <text:s/></text:span></text:p>
      <text:p text:style-name="P2"><text:span text:style-name="T1"><text:s text:c="16"/>standard, ale raději zvolit nějaký rozšiřující nástroj (něco navíc)</text:span></text:p>
      <text:p text:style-name="P2"><text:span text:style-name="T1"/></text:p>
      <text:p text:style-name="P2"><text:span text:style-name="T1"/></text:p>
      <text:p text:style-name="P2">YARS – <text:span text:style-name="T1">hodně jednoduchý nástroj, REST API (dost omezené), poslední asi 2006</text:span></text:p>
      <text:p text:style-name="P2"><text:span text:style-name="T1"/></text:p>
      <text:p text:style-name="P2"><text:span text:style-name="T1"/></text:p>
      <text:p text:style-name="P2">Virtuoso – <text:span text:style-name="T1">hybridní databáze, relační databáze pravděpodobně v plné fukcionalitě, </text:span></text:p>
      <text:p text:style-name="P2"><text:span text:style-name="T1"><text:s text:c="16"/>- databáze pro XML, RDF triplety, SQL, obyč. Text</text:span></text:p>
      <text:p text:style-name="P2"><text:span text:style-name="T1"><text:tab/> <text:s text:c="3"/>- ODBC, JDB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9-30T21:23:03.84</meta:creation-date>
    <dc:date>2012-10-01T22:52:13.81</dc:date>
    <meta:editing-duration>PT11H35M20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2" meta:paragraph-count="52" meta:word-count="468" meta:character-count="3212"/>
  </office:meta>
</office:document-meta>
</file>